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BD000000FC01E5A8B86A5FDB4E0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.107cm, 2.571cm, 26.264cm, 0.983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0.8cm" svg:height="11.297cm" svg:x="2.2cm" svg:y="0.403cm">
          <draw:image xlink:href="Pictures/1000000000000BD000000FC01E5A8B86A5FDB4E0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09-25T18:10:34.168499877</dc:date>
    <meta:editing-duration>PT2M26S</meta:editing-duration>
    <meta:editing-cycles>3</meta:editing-cycles>
    <meta:generator>LibreOffice/6.1.2.1$MacOSX_X86_64 LibreOffice_project/65905a128db06ba48db947242809d14d3f9a93fe</meta:generator>
    <meta:document-statistic meta:object-count="1"/>
  </office:meta>
</office:document-meta>
</file>